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 fo:line-height="0.483cm"/>
      <style:text-properties officeooo:paragraph-rsid="001da55b"/>
    </style:style>
    <style:style style:name="P2" style:family="paragraph" style:parent-style-name="Heading_20_1">
      <style:paragraph-properties fo:margin-top="0.159cm" fo:margin-bottom="0cm" style:contextual-spacing="false"/>
      <style:text-properties fo:font-size="22pt" officeooo:paragraph-rsid="001da55b" style:font-size-asian="22pt" style:font-size-complex="22pt"/>
    </style:style>
    <style:style style:name="P3" style:family="paragraph" style:parent-style-name="Heading_20_1">
      <style:text-properties officeooo:paragraph-rsid="001da55b"/>
    </style:style>
    <style:style style:name="P4" style:family="paragraph" style:parent-style-name="Standard">
      <style:paragraph-properties fo:margin-left="0cm" fo:margin-right="0cm" fo:line-height="0.385cm" fo:text-indent="0cm" style:auto-text-indent="false"/>
      <style:text-properties officeooo:paragraph-rsid="001da55b"/>
    </style:style>
    <style:style style:name="P5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1da55b"/>
    </style:style>
    <style:style style:name="P6" style:family="paragraph" style:parent-style-name="Standard">
      <style:paragraph-properties fo:margin-left="0cm" fo:margin-right="0cm" fo:line-height="0.483cm" fo:text-indent="0cm" style:auto-text-indent="false"/>
      <style:text-properties fo:font-size="12pt" fo:letter-spacing="-0.009cm" fo:font-weight="bold" officeooo:paragraph-rsid="001da55b" style:font-size-asian="12pt" style:font-weight-asian="bold"/>
    </style:style>
    <style:style style:name="P7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1da55b" style:font-size-asian="12pt" style:font-weight-asian="bold"/>
    </style:style>
    <style:style style:name="P8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officeooo:paragraph-rsid="001da55b" style:font-size-asian="12pt"/>
    </style:style>
    <style:style style:name="P9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31a38" officeooo:paragraph-rsid="001da55b" style:font-size-asian="12pt" style:font-weight-asian="bold" style:font-weight-complex="bold"/>
    </style:style>
    <style:style style:name="P10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4fa0e" officeooo:paragraph-rsid="001da55b" style:font-size-asian="12pt" style:font-weight-asian="bold" style:font-weight-complex="bold"/>
    </style:style>
    <style:style style:name="P11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paragraph-rsid="001da55b" style:font-size-asian="12pt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da55b"/>
    </style:style>
    <style:style style:name="P13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4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15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  <style:text-properties officeooo:paragraph-rsid="001da55b"/>
    </style:style>
    <style:style style:name="P16" style:family="paragraph" style:parent-style-name="Standard">
      <style:paragraph-properties fo:margin-left="0.233cm" fo:margin-right="0cm" fo:text-indent="0cm" style:auto-text-indent="false"/>
      <style:text-properties officeooo:paragraph-rsid="001da55b"/>
    </style:style>
    <style:style style:name="P17" style:family="paragraph" style:parent-style-name="Standard">
      <loext:graphic-properties draw:fill="solid" draw:fill-color="#1e1f22"/>
      <style:paragraph-properties fo:margin-left="0.049cm" fo:margin-right="12.095cm" fo:margin-top="0.004cm" fo:margin-bottom="0cm" style:contextual-spacing="false" fo:text-indent="0.356cm" style:auto-text-indent="false" fo:background-color="#1e1f22" fo:padding="0cm" fo:border="none" style:shadow="none"/>
    </style:style>
    <style:style style:name="P18" style:family="paragraph" style:parent-style-name="Standard">
      <style:paragraph-properties fo:margin-left="0.049cm" fo:margin-right="12.095cm" fo:margin-top="0.004cm" fo:margin-bottom="0cm" style:contextual-spacing="false" fo:text-indent="0.356cm" style:auto-text-indent="false"/>
    </style:style>
    <style:style style:name="P19" style:family="paragraph" style:parent-style-name="Text_20_body">
      <style:paragraph-properties fo:margin-top="0.007cm" fo:margin-bottom="0cm" style:contextual-spacing="false"/>
      <style:text-properties fo:font-size="12pt" officeooo:paragraph-rsid="001da55b" style:font-size-asian="12pt"/>
    </style:style>
    <style:style style:name="P20" style:family="paragraph" style:parent-style-name="Text_20_body">
      <style:paragraph-properties fo:margin-top="0.019cm" fo:margin-bottom="0cm" style:contextual-spacing="false"/>
      <style:text-properties fo:font-size="5.5pt" fo:font-weight="bold" officeooo:paragraph-rsid="001da55b" style:font-size-asian="5.5pt" style:font-weight-asian="bold"/>
    </style:style>
    <style:style style:name="P21" style:family="paragraph" style:parent-style-name="Text_20_body">
      <style:paragraph-properties fo:margin-top="0.018cm" fo:margin-bottom="0cm" style:contextual-spacing="false"/>
      <style:text-properties fo:font-size="14.5pt" fo:font-weight="bold" officeooo:paragraph-rsid="001da55b" style:font-size-asian="14.5pt" style:font-weight-asian="bold"/>
    </style:style>
    <style:style style:name="P22" style:family="paragraph" style:parent-style-name="Text_20_body">
      <style:text-properties fo:font-weight="bold" officeooo:paragraph-rsid="001da55b" style:font-weight-asian="bold"/>
    </style:style>
    <style:style style:name="P23" style:family="paragraph" style:parent-style-name="Text_20_body">
      <style:paragraph-properties fo:margin-top="0.012cm" fo:margin-bottom="0cm" style:contextual-spacing="false"/>
      <style:text-properties fo:font-size="10.5pt" fo:font-weight="bold" officeooo:paragraph-rsid="001da55b" style:font-size-asian="10.5pt" style:font-weight-asian="bold"/>
    </style:style>
    <style:style style:name="P24" style:family="paragraph" style:parent-style-name="Text_20_body">
      <style:paragraph-properties fo:margin-top="0.012cm" fo:margin-bottom="0cm" style:contextual-spacing="false"/>
      <style:text-properties fo:font-size="11.5pt" fo:font-weight="bold" officeooo:paragraph-rsid="001da55b" style:font-size-asian="11.5pt" style:font-weight-asian="bold"/>
    </style:style>
    <style:style style:name="P25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  <style:text-properties officeooo:paragraph-rsid="001da55b"/>
    </style:style>
    <style:style style:name="P26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  <style:text-properties officeooo:paragraph-rsid="001da55b"/>
    </style:style>
    <style:style style:name="P27" style:family="paragraph" style:parent-style-name="Text_20_body">
      <style:paragraph-properties fo:margin-left="0.183cm" fo:margin-right="0cm" fo:text-indent="0cm" style:auto-text-indent="false"/>
      <style:text-properties officeooo:paragraph-rsid="001da55b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letter-spacing="-0.007cm" fo:font-weight="bold" style:font-size-asian="12pt" style:font-weight-asian="bold"/>
    </style:style>
    <style:style style:name="T3" style:family="text">
      <style:text-properties fo:font-size="12pt" fo:letter-spacing="-0.009cm" fo:font-weight="bold" style:font-size-asian="12pt" style:font-weight-asian="bold"/>
    </style:style>
    <style:style style:name="T4" style:family="text">
      <style:text-properties fo:font-size="12pt" fo:letter-spacing="-0.009cm" fo:font-weight="bold" officeooo:rsid="0026af28" style:font-size-asian="12pt" style:font-weight-asian="bold"/>
    </style:style>
    <style:style style:name="T5" style:family="text">
      <style:text-properties fo:font-size="12pt" fo:letter-spacing="-0.014cm" fo:font-weight="bold" style:font-size-asian="12pt" style:font-weight-asian="bold"/>
    </style:style>
    <style:style style:name="T6" style:family="text">
      <style:text-properties fo:font-size="12pt" fo:letter-spacing="-0.101cm" fo:font-weight="bold" style:font-size-asian="12pt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/>
    </style:style>
    <style:style style:name="T8" style:family="text">
      <style:text-properties fo:font-size="12pt" fo:font-style="italic" fo:font-weight="bold" officeooo:rsid="0026af28" style:font-size-asian="12pt" style:font-style-asian="italic" style:font-weight-asian="bold"/>
    </style:style>
    <style:style style:name="T9" style:family="text">
      <style:text-properties fo:font-size="12pt" fo:font-style="italic" fo:font-weight="bold" officeooo:rsid="001da55b" style:font-size-asian="12pt" style:font-style-asian="italic" style:font-weight-asian="bold"/>
    </style:style>
    <style:style style:name="T10" style:family="text">
      <style:text-properties fo:font-size="12pt" fo:letter-spacing="-0.018cm" fo:font-weight="bold" style:font-size-asian="12pt" style:font-weight-asian="bold"/>
    </style:style>
    <style:style style:name="T11" style:family="text">
      <style:text-properties fo:font-size="12pt" fo:letter-spacing="-0.016cm" fo:font-weight="bold" style:font-size-asian="12pt" style:font-weight-asian="bold"/>
    </style:style>
    <style:style style:name="T12" style:family="text">
      <style:text-properties fo:letter-spacing="-0.019cm"/>
    </style:style>
    <style:style style:name="T13" style:family="text">
      <style:text-properties fo:letter-spacing="-0.018cm"/>
    </style:style>
    <style:style style:name="T14" style:family="text">
      <style:text-properties fo:letter-spacing="-0.014cm"/>
    </style:style>
    <style:style style:name="T15" style:family="text">
      <style:text-properties fo:letter-spacing="-0.016cm"/>
    </style:style>
    <style:style style:name="T16" style:family="text">
      <style:text-properties fo:letter-spacing="-0.004cm"/>
    </style:style>
    <style:style style:name="T17" style:family="text">
      <style:text-properties fo:letter-spacing="-0.004cm" officeooo:rsid="0026af28"/>
    </style:style>
    <style:style style:name="T18" style:family="text">
      <style:text-properties fo:letter-spacing="-0.004cm" officeooo:rsid="0022630c"/>
    </style:style>
    <style:style style:name="T19" style:family="text">
      <style:text-properties fo:letter-spacing="-0.007cm"/>
    </style:style>
    <style:style style:name="T20" style:family="text">
      <style:text-properties fo:letter-spacing="-0.101cm"/>
    </style:style>
    <style:style style:name="T2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officeooo:rsid="00233d6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fo:background-color="#1e1f21" style:background-transparency="0%" draw:fill="solid" draw:fill-color="#1e1f21" draw:opacity="100%" fo:padding="0cm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Студент<text:span text:style-name="T12"> </text:span>группы<text:span text:style-name="T13"> </text:span>ИС-22<text:span text:style-name="T14"> </text:span>Зоренко<text:span text:style-name="T15"> </text:span>Константин<text:span text:style-name="T12"> </text:span>Сергеевич.</text:p>
      <text:p text:style-name="P19"/>
      <text:h text:style-name="P1" text:outline-level="1">Практическое<text:span text:style-name="T16"> </text:span>занятие<text:span text:style-name="T19"> </text:span>№<text:span text:style-name="T16"> </text:span><text:span text:style-name="T18">10</text:span></text:h>
      <text:p text:style-name="P5"><text:span text:style-name="T1">Тема</text:span><text:span text:style-name="T4">:Составление программ с применением множеств в IDE PyCharm Community.</text:span></text:p>
      <text:p text:style-name="P6"/>
      <text:p text:style-name="P7"/>
      <text:p text:style-name="P7">Количество часов: <text:span text:style-name="T29">4</text:span>. </text:p>
      <text:p text:style-name="P7"/>
      <text:p text:style-name="P5"><text:span text:style-name="T3">Цели практического занятия: закрепить усвоенные знания, понятия, алгоритмы, основные принципы составления программ, приобрести навыки составление программ с применением множеств в IDE PyCharm Community.</text:span></text:p>
      <text:p text:style-name="P7"/>
      <text:p text:style-name="P12"><text:span text:style-name="T1"><text:s text:c="2"/>Постановка</text:span><text:span text:style-name="T5"> </text:span><text:span text:style-name="T1">задачи: </text:span><text:bookmark-start text:name="__DdeLink__913_1554299314"/><text:span text:style-name="T6">Организовать словарь на 10 англо-русских слов, обеспечивающий "перевод" английского слова на русский.</text:span><text:span text:style-name="T20"> </text:span><text:bookmark-end text:name="__DdeLink__913_1554299314"/></text:p>
      <text:h text:style-name="P2" text:outline-level="1"/>
      <text:p text:style-name="P20"/>
      <text:p text:style-name="P2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Студент<text:span text:style-name="T12"> </text:span>группы<text:span text:style-name="T13"> </text:span>ИС-22<text:span text:style-name="T14"> </text:span>Зоренко<text:span text:style-name="T15"> </text:span>Константин<text:span text:style-name="T12"> </text:span>Сергеевич.</text:p>
      <text:p text:style-name="P15"><text:span text:style-name="T7">PZ_</text:span><text:span text:style-name="T9">10</text:span></text:p>
      <text:h text:style-name="P3" text:outline-level="1">Текст<text:span text:style-name="T14"> </text:span>программы:</text:h>
      <text:p text:style-name="P27"><draw:frame draw:style-name="fr1" draw:name="Врезка2" text:anchor-type="as-char" svg:y="-5.96cm" svg:width="26.624cm" svg:height="15.281cm" draw:z-index="0"><draw:text-box><text:p text:style-name="P13"><text:span text:style-name="T21"/></text:p><text:p text:style-name="P17"><text:line-break/><text:span text:style-name="T21">stores = {</text:span><text:line-break/><text:span text:style-name="T21"> <text:s text:c="3"/></text:span><text:span text:style-name="T23">'Магнит'</text:span><text:span text:style-name="T21">: {</text:span><text:span text:style-name="T23">'молоко'</text:span><text:span text:style-name="T21">, </text:span><text:span text:style-name="T23">'соль'</text:span><text:span text:style-name="T21">, </text:span><text:span text:style-name="T23">'сахар'</text:span><text:span text:style-name="T21">, </text:span><text:span text:style-name="T23">'печенье'</text:span><text:span text:style-name="T21">, </text:span><text:span text:style-name="T23">'сыр'</text:span><text:span text:style-name="T21">},</text:span><text:line-break/><text:span text:style-name="T21"> <text:s text:c="3"/></text:span><text:span text:style-name="T23">'Пятерочка'</text:span><text:span text:style-name="T21">: {</text:span><text:span text:style-name="T23">'мясо'</text:span><text:span text:style-name="T21">, </text:span><text:span text:style-name="T23">'молоко'</text:span><text:span text:style-name="T21">, </text:span><text:span text:style-name="T23">'сыр'</text:span><text:span text:style-name="T21">},</text:span><text:line-break/><text:span text:style-name="T21"> <text:s text:c="3"/></text:span><text:span text:style-name="T23">'Перекресток'</text:span><text:span text:style-name="T21">: {</text:span><text:span text:style-name="T23">'молоко'</text:span><text:span text:style-name="T21">, </text:span><text:span text:style-name="T23">'творог'</text:span><text:span text:style-name="T21">, </text:span><text:span text:style-name="T23">'сыр'</text:span><text:span text:style-name="T21">, </text:span><text:span text:style-name="T23">'сахар'</text:span><text:span text:style-name="T21">, </text:span><text:span text:style-name="T23">'печенье'</text:span><text:span text:style-name="T21">},</text:span><text:line-break/><text:span text:style-name="T21"> <text:s text:c="3"/></text:span><text:span text:style-name="T23">'Лента'</text:span><text:span text:style-name="T21">: {</text:span><text:span text:style-name="T23">'печенье'</text:span><text:span text:style-name="T21">, </text:span><text:span text:style-name="T23">'молоко'</text:span><text:span text:style-name="T21">, </text:span><text:span text:style-name="T23">'сыр'</text:span><text:span text:style-name="T21">}</text:span><text:line-break/><text:span text:style-name="T21">}</text:span><text:line-break/><text:line-break/><text:span text:style-name="T27"># нельзя соль</text:span><text:line-break/><text:span text:style-name="T21">salt = [store </text:span><text:span text:style-name="T28">for </text:span><text:span text:style-name="T21">store, products </text:span><text:span text:style-name="T28">in </text:span><text:span text:style-name="T21">stores.items() </text:span><text:span text:style-name="T28">if </text:span><text:span text:style-name="T23">'соль' </text:span><text:span text:style-name="T28">not in </text:span><text:span text:style-name="T21">products]</text:span><text:line-break/><text:line-break/><text:span text:style-name="T27"># молоко печенье и сыр</text:span><text:line-break/><text:span text:style-name="T21">Cheese = [store </text:span><text:span text:style-name="T28">for </text:span><text:span text:style-name="T21">store, products </text:span><text:span text:style-name="T28">in </text:span><text:span text:style-name="T21">stores.items() </text:span><text:span text:style-name="T28">if </text:span><text:span text:style-name="T21">{</text:span><text:span text:style-name="T23">'молоко'</text:span><text:span text:style-name="T21">, </text:span><text:span text:style-name="T23">'печенье'</text:span><text:span text:style-name="T21">, </text:span><text:span text:style-name="T23">'сыр'</text:span><text:span text:style-name="T21">}.issubset(products)]</text:span><text:line-break/><text:line-break/><text:span text:style-name="T27"># <text:s/>мясо и молоко</text:span><text:line-break/><text:span text:style-name="T21">belock = [store </text:span><text:span text:style-name="T28">for </text:span><text:span text:style-name="T21">store, products </text:span><text:span text:style-name="T28">in </text:span><text:span text:style-name="T21">stores.items() </text:span><text:span text:style-name="T28">if </text:span><text:span text:style-name="T21">{</text:span><text:span text:style-name="T23">'мясо'</text:span><text:span text:style-name="T21">, </text:span><text:span text:style-name="T23">'молоко'</text:span><text:span text:style-name="T21">}.issubset(products)]</text:span><text:line-break/><text:line-break/><text:span text:style-name="T25">print</text:span><text:span text:style-name="T21">(salt, </text:span><text:span text:style-name="T23">"</text:span><text:span text:style-name="T28">\n</text:span><text:span text:style-name="T23">"</text:span><text:span text:style-name="T21">, Cheese, </text:span><text:span text:style-name="T23">"</text:span><text:span text:style-name="T28">\n</text:span><text:span text:style-name="T23">"</text:span><text:span text:style-name="T21">, belock)</text:span></text:p><text:p text:style-name="P18"/></draw:text-box></draw:frame></text:p>
      <text:p text:style-name="P22"/>
      <text:p text:style-name="P23"/>
      <text:p text:style-name="P16"><text:span text:style-name="T1">Протокол</text:span><text:span text:style-name="T10"> </text:span><text:span text:style-name="T1">работы</text:span><text:span text:style-name="T11"> </text:span><text:span text:style-name="T1">программы:</text:span></text:p>
      <text:p text:style-name="P24"/>
      <text:p text:style-name="P8">/home/student/Документы/Zorenko_Py/venv/bin/python /home/student/Документы/Zorenko_Py/PZ_10/10.py </text:p>
      <text:p text:style-name="P8">['Пятерочка', 'Перекресток', 'Лента'] </text:p>
      <text:p text:style-name="P8"><text:s/>['Магнит', 'Перекресток', 'Лента'] </text:p>
      <text:p text:style-name="P8"><text:s/>['Пятерочка']</text:p>
      <text:p text:style-name="P8"/>
      <text:p text:style-name="P8">Process finished with exit code 0</text:p>
      <text:p text:style-name="P8"/>
      <text:p text:style-name="P11"/>
      <text:p text:style-name="P9"/>
      <text:p text:style-name="P10">ВЫВОД:</text:p>
      <text:p text:style-name="P10"/>
      <text:p text:style-name="P4"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21T10:07:39.358399719</dc:date>
    <meta:editing-cycles>7</meta:editing-cycles>
    <meta:editing-duration>PT5M38S</meta:editing-duration>
    <meta:document-statistic meta:table-count="0" meta:image-count="0" meta:object-count="0" meta:page-count="3" meta:paragraph-count="18" meta:word-count="164" meta:character-count="1423" meta:non-whitespace-character-count="1245"/>
    <meta:user-defined meta:name="Поле 1"/>
    <meta:user-defined meta:name="Поле 2"/>
    <meta:user-defined meta:name="Поле 3"/>
    <meta:user-defined meta:name="Поле 4"/>
  </office:meta>
</office:document-meta>
</file>